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2_1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str. 9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145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str. 9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145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3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ldstr.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m Haus</text:p>
          </table:table-cell>
          <table:covered-table-cell table:number-columns-repeated="2" table:style-name="ce10"/>
          <table:table-cell table:style-name="ce4" office:value-type="string">
            <text:p>145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2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hofsweg / Stettiner 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145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Raa/ Thesdorf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145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78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ner Reitweg / Park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146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4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iesterwegstr. / Vogt-Ramcke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KZ Thesdorf bei GC</text:p>
          </table:table-cell>
          <table:covered-table-cell table:number-columns-repeated="2" table:style-name="ce10"/>
          <table:table-cell table:style-name="ce4" office:value-type="string">
            <text:p>146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iesterwegstr. / Vogt-Ramcke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KZ Thesdorf bei GC</text:p>
          </table:table-cell>
          <table:covered-table-cell table:number-columns-repeated="2" table:style-name="ce10"/>
          <table:table-cell table:style-name="ce4" office:value-type="string">
            <text:p>146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chard-Köhn-Str. / Schopenha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9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chard-Köhn-Str. / Schopenha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chard-Köhn-Str. / Schopenha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chard-Köhn-Str. / Schopenha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Mühlenau / Mühl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-Bhf. bei Glascontainer</text:p>
          </table:table-cell>
          <table:covered-table-cell table:number-columns-repeated="2" table:style-name="ce10"/>
          <table:table-cell table:style-name="ce4" office:value-type="string">
            <text:p>145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Mühlenau / Mühl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-Bhf. bei Glascontainer</text:p>
          </table:table-cell>
          <table:covered-table-cell table:number-columns-repeated="2" table:style-name="ce10"/>
          <table:table-cell table:style-name="ce4" office:value-type="string">
            <text:p>145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mshorner Str./ neben Ho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C Innenstadt Marktplatz</text:p>
          </table:table-cell>
          <table:covered-table-cell table:number-columns-repeated="2" table:style-name="ce10"/>
          <table:table-cell table:style-name="ce4" office:value-type="string">
            <text:p>145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9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ckville Str. / Bahn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-Bhf. bei Glascontainer</text:p>
          </table:table-cell>
          <table:covered-table-cell table:number-columns-repeated="2" table:style-name="ce10"/>
          <table:table-cell table:style-name="ce4" office:value-type="string">
            <text:p>145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liner Str. / Ecke Otto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7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ichenberger Str. 19 / Schulenhör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1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lmenallee 15 / Berlin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str. 9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lumen Shop</text:p>
          </table:table-cell>
          <table:covered-table-cell table:number-columns-repeated="2" table:style-name="ce10"/>
          <table:table-cell table:style-name="ce4" office:value-type="string">
            <text:p>145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senpadd / Osterloh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145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57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senpadd /Ecke Osterloh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